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Regular" svg:font-family="'Noto Sans CJK KR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.375in" table:align="left"/>
    </style:style>
    <style:style style:name="表格1.A" style:family="table-column">
      <style:table-column-properties style:column-width="0.625in"/>
    </style:style>
    <style:style style:name="表格1.B" style:family="table-column">
      <style:table-column-properties style:column-width="0.75in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B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2" style:family="table">
      <style:table-properties style:width="2in" table:align="left"/>
    </style:style>
    <style:style style:name="表格2.A" style:family="table-column">
      <style:table-column-properties style:column-width="0.9375in"/>
    </style:style>
    <style:style style:name="表格2.B" style:family="table-column">
      <style:table-column-properties style:column-width="1.0625in"/>
    </style:style>
    <style:style style:name="表格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2.B1" style:family="table-cell">
      <style:table-cell-properties fo:padding="0.0382in" fo:border="0.05pt solid #000000"/>
    </style:style>
    <style:style style:name="表格2.A2" style:family="table-cell">
      <style:table-cell-properties fo:padding="0.0382in" fo:border-left="0.05pt solid #000000" fo:border-right="none" fo:border-top="none" fo:border-bottom="0.05pt solid #000000"/>
    </style:style>
    <style:style style:name="表格2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3" style:family="table">
      <style:table-properties style:width="1.375in" table:align="left"/>
    </style:style>
    <style:style style:name="表格3.A" style:family="table-column">
      <style:table-column-properties style:column-width="0.625in"/>
    </style:style>
    <style:style style:name="表格3.B" style:family="table-column">
      <style:table-column-properties style:column-width="0.75in"/>
    </style:style>
    <style:style style:name="表格3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3.B1" style:family="table-cell">
      <style:table-cell-properties fo:padding="0.0382in" fo:border="0.05pt solid #000000"/>
    </style:style>
    <style:style style:name="表格3.A2" style:family="table-cell">
      <style:table-cell-properties fo:padding="0.0382in" fo:border-left="0.05pt solid #000000" fo:border-right="none" fo:border-top="none" fo:border-bottom="0.05pt solid #000000"/>
    </style:style>
    <style:style style:name="表格3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4" style:family="table">
      <style:table-properties style:width="1.5625in" table:align="left"/>
    </style:style>
    <style:style style:name="表格4.A" style:family="table-column">
      <style:table-column-properties style:column-width="0.75in"/>
    </style:style>
    <style:style style:name="表格4.B" style:family="table-column">
      <style:table-column-properties style:column-width="0.8125in"/>
    </style:style>
    <style:style style:name="表格4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4.B1" style:family="table-cell">
      <style:table-cell-properties fo:padding="0.0382in" fo:border="0.05pt solid #000000"/>
    </style:style>
    <style:style style:name="表格4.A2" style:family="table-cell">
      <style:table-cell-properties fo:padding="0.0382in" fo:border-left="0.05pt solid #000000" fo:border-right="none" fo:border-top="none" fo:border-bottom="0.05pt solid #000000"/>
    </style:style>
    <style:style style:name="表格4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5" style:family="table">
      <style:table-properties style:width="2.25in" table:align="left"/>
    </style:style>
    <style:style style:name="表格5.A" style:family="table-column">
      <style:table-column-properties style:column-width="1.0625in"/>
    </style:style>
    <style:style style:name="表格5.B" style:family="table-column">
      <style:table-column-properties style:column-width="1.1875in"/>
    </style:style>
    <style:style style:name="表格5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5.B1" style:family="table-cell">
      <style:table-cell-properties fo:padding="0.0382in" fo:border="0.05pt solid #000000"/>
    </style:style>
    <style:style style:name="表格5.A2" style:family="table-cell">
      <style:table-cell-properties fo:padding="0.0382in" fo:border-left="0.05pt solid #000000" fo:border-right="none" fo:border-top="none" fo:border-bottom="0.05pt solid #000000"/>
    </style:style>
    <style:style style:name="表格5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6" style:family="table">
      <style:table-properties style:width="2.25in" table:align="left"/>
    </style:style>
    <style:style style:name="表格6.A" style:family="table-column">
      <style:table-column-properties style:column-width="1.0625in"/>
    </style:style>
    <style:style style:name="表格6.B" style:family="table-column">
      <style:table-column-properties style:column-width="1.1875in"/>
    </style:style>
    <style:style style:name="表格6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6.B1" style:family="table-cell">
      <style:table-cell-properties fo:padding="0.0382in" fo:border="0.05pt solid #000000"/>
    </style:style>
    <style:style style:name="表格6.A2" style:family="table-cell">
      <style:table-cell-properties fo:padding="0.0382in" fo:border-left="0.05pt solid #000000" fo:border-right="none" fo:border-top="none" fo:border-bottom="0.05pt solid #000000"/>
    </style:style>
    <style:style style:name="表格6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7" style:family="table">
      <style:table-properties style:width="2.25in" table:align="left"/>
    </style:style>
    <style:style style:name="表格7.A" style:family="table-column">
      <style:table-column-properties style:column-width="1.0625in"/>
    </style:style>
    <style:style style:name="表格7.B" style:family="table-column">
      <style:table-column-properties style:column-width="1.1875in"/>
    </style:style>
    <style:style style:name="表格7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7.B1" style:family="table-cell">
      <style:table-cell-properties fo:padding="0.0382in" fo:border="0.05pt solid #000000"/>
    </style:style>
    <style:style style:name="表格7.A2" style:family="table-cell">
      <style:table-cell-properties fo:padding="0.0382in" fo:border-left="0.05pt solid #000000" fo:border-right="none" fo:border-top="none" fo:border-bottom="0.05pt solid #000000"/>
    </style:style>
    <style:style style:name="表格7.B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8" style:family="table">
      <style:table-properties style:width="2.5in" table:align="left"/>
    </style:style>
    <style:style style:name="表格8.A" style:family="table-column">
      <style:table-column-properties style:column-width="1.1875in"/>
    </style:style>
    <style:style style:name="表格8.B" style:family="table-column">
      <style:table-column-properties style:column-width="1.3125in"/>
    </style:style>
    <style:style style:name="表格8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8.B1" style:family="table-cell">
      <style:table-cell-properties fo:padding="0.0382in" fo:border="0.05pt solid #000000"/>
    </style:style>
    <style:style style:name="表格8.A2" style:family="table-cell">
      <style:table-cell-properties fo:padding="0.0382in" fo:border-left="0.05pt solid #000000" fo:border-right="none" fo:border-top="none" fo:border-bottom="0.05pt solid #000000"/>
    </style:style>
    <style:style style:name="表格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5c5a" officeooo:paragraph-rsid="00085c5a"/>
    </style:style>
    <style:style style:name="P2" style:family="paragraph" style:parent-style-name="Standard">
      <style:text-properties officeooo:rsid="000a3e19" officeooo:paragraph-rsid="000a3e19"/>
    </style:style>
    <style:style style:name="P3" style:family="paragraph" style:parent-style-name="Standard">
      <style:text-properties officeooo:rsid="000a3e19" officeooo:paragraph-rsid="000eef66"/>
    </style:style>
    <style:style style:name="P4" style:family="paragraph" style:parent-style-name="Standard">
      <style:text-properties officeooo:rsid="000a3e19" officeooo:paragraph-rsid="0010669f"/>
    </style:style>
    <style:style style:name="P5" style:family="paragraph" style:parent-style-name="Standard">
      <style:text-properties officeooo:rsid="000c11fc" officeooo:paragraph-rsid="000c11fc"/>
    </style:style>
    <style:style style:name="P6" style:family="paragraph" style:parent-style-name="Standard">
      <style:text-properties officeooo:rsid="000c11fc" officeooo:paragraph-rsid="000dc582"/>
    </style:style>
    <style:style style:name="P7" style:family="paragraph" style:parent-style-name="Standard">
      <style:text-properties officeooo:rsid="000c11fc" officeooo:paragraph-rsid="000e35b7"/>
    </style:style>
    <style:style style:name="P8" style:family="paragraph" style:parent-style-name="Standard">
      <style:text-properties fo:color="#9933ff" officeooo:rsid="00085c5a" officeooo:paragraph-rsid="00085c5a"/>
    </style:style>
    <style:style style:name="P9" style:family="paragraph" style:parent-style-name="Standard">
      <style:text-properties fo:color="#ff3333" officeooo:rsid="000c11fc" officeooo:paragraph-rsid="000c11fc"/>
    </style:style>
    <style:style style:name="P10" style:family="paragraph" style:parent-style-name="Standard">
      <style:text-properties officeooo:rsid="000ee5dd" officeooo:paragraph-rsid="000ee5dd"/>
    </style:style>
    <style:style style:name="P11" style:family="paragraph" style:parent-style-name="Standard">
      <style:text-properties officeooo:rsid="000ee5dd" officeooo:paragraph-rsid="0010669f"/>
    </style:style>
    <style:style style:name="P12" style:family="paragraph" style:parent-style-name="Standard">
      <style:text-properties officeooo:rsid="000eef66" officeooo:paragraph-rsid="000eef66"/>
    </style:style>
    <style:style style:name="P13" style:family="paragraph" style:parent-style-name="Standard">
      <style:text-properties officeooo:rsid="000eef66" officeooo:paragraph-rsid="0010669f"/>
    </style:style>
    <style:style style:name="P14" style:family="paragraph" style:parent-style-name="Standard">
      <style:text-properties officeooo:rsid="00109976" officeooo:paragraph-rsid="0010fc49"/>
    </style:style>
    <style:style style:name="P15" style:family="paragraph" style:parent-style-name="Standard">
      <style:text-properties officeooo:rsid="0010fc49" officeooo:paragraph-rsid="0010fc49"/>
    </style:style>
    <style:style style:name="P16" style:family="paragraph" style:parent-style-name="Standard">
      <style:text-properties officeooo:rsid="0010fc49" officeooo:paragraph-rsid="0011e94b"/>
    </style:style>
    <style:style style:name="P17" style:family="paragraph" style:parent-style-name="Standard">
      <style:text-properties officeooo:rsid="001128fd" officeooo:paragraph-rsid="001128fd"/>
    </style:style>
    <style:style style:name="P18" style:family="paragraph" style:parent-style-name="Text_20_body">
      <style:text-properties officeooo:rsid="00085c5a" officeooo:paragraph-rsid="000c11fc"/>
    </style:style>
    <style:style style:name="P19" style:family="paragraph" style:parent-style-name="Text_20_body">
      <style:text-properties officeooo:rsid="000a3e19" officeooo:paragraph-rsid="000c11fc"/>
    </style:style>
    <style:style style:name="P20" style:family="paragraph" style:parent-style-name="Text_20_body">
      <style:text-properties officeooo:rsid="000a3e19" officeooo:paragraph-rsid="000e35b7"/>
    </style:style>
    <style:style style:name="P21" style:family="paragraph" style:parent-style-name="Text_20_body">
      <style:text-properties officeooo:paragraph-rsid="000c11fc"/>
    </style:style>
    <style:style style:name="P22" style:family="paragraph" style:parent-style-name="Text_20_body">
      <style:text-properties fo:color="#ff3333" officeooo:paragraph-rsid="00085c5a"/>
    </style:style>
    <style:style style:name="P23" style:family="paragraph" style:parent-style-name="Text_20_body">
      <style:paragraph-properties fo:margin-top="0in" fo:margin-bottom="0in" loext:contextual-spacing="false"/>
      <style:text-properties officeooo:rsid="000e35b7" officeooo:paragraph-rsid="000e35b7"/>
    </style:style>
    <style:style style:name="P24" style:family="paragraph" style:parent-style-name="Text_20_body">
      <style:paragraph-properties fo:margin-top="0in" fo:margin-bottom="0in" loext:contextual-spacing="false"/>
      <style:text-properties fo:color="#ff3333" officeooo:rsid="000a3e19" officeooo:paragraph-rsid="000eef66"/>
    </style:style>
    <style:style style:name="P25" style:family="paragraph" style:parent-style-name="Text_20_body">
      <style:paragraph-properties fo:margin-top="0in" fo:margin-bottom="0in" loext:contextual-spacing="false"/>
      <style:text-properties fo:color="#ff3333" officeooo:rsid="000a3e19" officeooo:paragraph-rsid="000ee5dd"/>
    </style:style>
    <style:style style:name="P26" style:family="paragraph" style:parent-style-name="Text_20_body">
      <style:paragraph-properties fo:margin-top="0in" fo:margin-bottom="0in" loext:contextual-spacing="false"/>
      <style:text-properties fo:color="#ff3333" officeooo:rsid="000a3e19" officeooo:paragraph-rsid="0010669f"/>
    </style:style>
    <style:style style:name="P27" style:family="paragraph" style:parent-style-name="Text_20_body">
      <style:paragraph-properties fo:margin-top="0in" fo:margin-bottom="0in" loext:contextual-spacing="false"/>
      <style:text-properties fo:color="#ff3333" officeooo:rsid="000a3e19" officeooo:paragraph-rsid="0011e94b"/>
    </style:style>
    <style:style style:name="P28" style:family="paragraph" style:parent-style-name="Text_20_body">
      <style:paragraph-properties fo:margin-top="0in" fo:margin-bottom="0in" loext:contextual-spacing="false"/>
      <style:text-properties fo:color="#ff3333" officeooo:rsid="0011e94b" officeooo:paragraph-rsid="0011e94b"/>
    </style:style>
    <style:style style:name="P29" style:family="paragraph" style:parent-style-name="Table_20_Contents">
      <style:text-properties officeooo:rsid="000dc582" officeooo:paragraph-rsid="000dc582"/>
    </style:style>
    <style:style style:name="P30" style:family="paragraph" style:parent-style-name="Table_20_Contents">
      <style:text-properties officeooo:rsid="000e35b7" officeooo:paragraph-rsid="000e35b7"/>
    </style:style>
    <style:style style:name="P31" style:family="paragraph" style:parent-style-name="Table_20_Contents">
      <style:text-properties officeooo:rsid="000ee5dd" officeooo:paragraph-rsid="000ee5dd"/>
    </style:style>
    <style:style style:name="P32" style:family="paragraph" style:parent-style-name="Table_20_Contents">
      <style:text-properties officeooo:rsid="000ee5dd" officeooo:paragraph-rsid="000eef66"/>
    </style:style>
    <style:style style:name="P33" style:family="paragraph" style:parent-style-name="Table_20_Contents">
      <style:text-properties officeooo:rsid="000ee5dd" officeooo:paragraph-rsid="0010669f"/>
    </style:style>
    <style:style style:name="P34" style:family="paragraph" style:parent-style-name="Table_20_Contents">
      <style:text-properties officeooo:rsid="000eef66" officeooo:paragraph-rsid="000eef66"/>
    </style:style>
    <style:style style:name="P35" style:family="paragraph" style:parent-style-name="Table_20_Contents">
      <style:text-properties officeooo:rsid="0010669f" officeooo:paragraph-rsid="0010669f"/>
    </style:style>
    <style:style style:name="P36" style:family="paragraph" style:parent-style-name="Table_20_Contents">
      <style:text-properties officeooo:rsid="0011e94b" officeooo:paragraph-rsid="0011e94b"/>
    </style:style>
    <style:style style:name="P37" style:family="paragraph" style:parent-style-name="Table_20_Contents">
      <style:paragraph-properties fo:margin-top="0in" fo:margin-bottom="0in" loext:contextual-spacing="false"/>
      <style:text-properties officeooo:rsid="000ee5dd" officeooo:paragraph-rsid="000ee5dd"/>
    </style:style>
    <style:style style:name="P38" style:family="paragraph" style:parent-style-name="Table_20_Contents">
      <style:paragraph-properties fo:margin-top="0in" fo:margin-bottom="0in" loext:contextual-spacing="false"/>
      <style:text-properties officeooo:rsid="000eef66" officeooo:paragraph-rsid="000eef66"/>
    </style:style>
    <style:style style:name="P39" style:family="paragraph" style:parent-style-name="Table_20_Contents">
      <style:paragraph-properties fo:margin-top="0in" fo:margin-bottom="0in" loext:contextual-spacing="false"/>
      <style:text-properties officeooo:rsid="0010669f" officeooo:paragraph-rsid="0010669f"/>
    </style:style>
    <style:style style:name="P40" style:family="paragraph" style:parent-style-name="Table_20_Contents">
      <style:paragraph-properties fo:margin-top="0in" fo:margin-bottom="0in" loext:contextual-spacing="false"/>
      <style:text-properties officeooo:rsid="0011e94b" officeooo:paragraph-rsid="0011e94b"/>
    </style:style>
    <style:style style:name="P41" style:family="paragraph" style:parent-style-name="Heading_20_3">
      <style:text-properties fo:color="#ff3333"/>
    </style:style>
    <style:style style:name="T1" style:family="text">
      <style:text-properties officeooo:rsid="000a3e19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eef66"/>
    </style:style>
    <style:style style:name="T4" style:family="text">
      <style:text-properties style:font-name="Liberation Serif1" officeooo:rsid="0010669f"/>
    </style:style>
    <style:style style:name="T5" style:family="text">
      <style:text-properties style:font-name="Liberation Serif1" officeooo:rsid="0011e94b"/>
    </style:style>
    <style:style style:name="T6" style:family="text">
      <style:text-properties style:font-name="Liberation Serif" officeooo:rsid="000eef66"/>
    </style:style>
    <style:style style:name="T7" style:family="text">
      <style:text-properties style:font-name="Liberation Serif" officeooo:rsid="000c11fc"/>
    </style:style>
    <style:style style:name="T8" style:family="text">
      <style:text-properties style:font-name="Liberation Serif" officeooo:rsid="0010669f"/>
    </style:style>
    <style:style style:name="T9" style:family="text">
      <style:text-properties style:font-name="Liberation Serif" officeooo:rsid="0011e94b"/>
    </style:style>
    <style:style style:name="T10" style:family="text">
      <style:text-properties fo:color="#ff3333"/>
    </style:style>
    <style:style style:name="T11" style:family="text">
      <style:text-properties fo:color="#ff3333" style:font-name="Liberation Serif1"/>
    </style:style>
    <style:style style:name="T12" style:family="text">
      <style:text-properties fo:color="#ff3333" style:font-name="Liberation Serif1" officeooo:rsid="000eef66"/>
    </style:style>
    <style:style style:name="T13" style:family="text">
      <style:text-properties fo:color="#ff3333" style:font-name="Liberation Serif1" officeooo:rsid="000a3e19"/>
    </style:style>
    <style:style style:name="T14" style:family="text">
      <style:text-properties fo:color="#ff3333" style:font-name="Liberation Serif1" officeooo:rsid="0010669f"/>
    </style:style>
    <style:style style:name="T15" style:family="text">
      <style:text-properties fo:color="#ff3333" style:font-name="Liberation Serif"/>
    </style:style>
    <style:style style:name="T16" style:family="text">
      <style:text-properties fo:color="#ff3333" officeooo:rsid="000c11fc"/>
    </style:style>
    <style:style style:name="T17" style:family="text">
      <style:text-properties fo:color="#ff3333" officeooo:rsid="000e35b7"/>
    </style:style>
    <style:style style:name="T18" style:family="text">
      <style:text-properties fo:color="#ff3333" officeooo:rsid="000a3e19"/>
    </style:style>
    <style:style style:name="T19" style:family="text">
      <style:text-properties fo:color="#ff3333" officeooo:rsid="0010669f"/>
    </style:style>
    <style:style style:name="T20" style:family="text">
      <style:text-properties officeooo:rsid="000ee5dd"/>
    </style:style>
    <style:style style:name="T21" style:family="text">
      <style:text-properties officeooo:rsid="000eef66"/>
    </style:style>
    <style:style style:name="T22" style:family="text">
      <style:text-properties officeooo:rsid="0010669f"/>
    </style:style>
    <style:style style:name="T23" style:family="text">
      <style:text-properties fo:color="#9933ff"/>
    </style:style>
    <style:style style:name="T24" style:family="text">
      <style:text-properties fo:color="#9933ff" officeooo:rsid="0010669f"/>
    </style:style>
    <style:style style:name="T25" style:family="text">
      <style:text-properties fo:color="#9933ff" officeooo:rsid="00085c5a"/>
    </style:style>
    <style:style style:name="T26" style:family="text">
      <style:text-properties fo:color="#9933ff" officeooo:rsid="0010fc49"/>
    </style:style>
    <style:style style:name="T27" style:family="text">
      <style:text-properties fo:color="#000000"/>
    </style:style>
    <style:style style:name="T28" style:family="text">
      <style:text-properties fo:color="#000000" officeooo:rsid="0010669f"/>
    </style:style>
    <style:style style:name="T29" style:family="text">
      <style:text-properties fo:color="#000000" officeooo:rsid="000a3e19"/>
    </style:style>
    <style:style style:name="T30" style:family="text">
      <style:text-properties fo:color="#000000" officeooo:rsid="001128fd"/>
    </style:style>
    <style:style style:name="T31" style:family="text">
      <style:text-properties fo:color="#000000" style:font-name="Liberation Serif1"/>
    </style:style>
    <style:style style:name="T32" style:family="text">
      <style:text-properties fo:color="#000000" style:font-name="Liberation Serif1" officeooo:rsid="000a3e19"/>
    </style:style>
    <style:style style:name="T33" style:family="text">
      <style:text-properties fo:color="#000000" officeooo:rsid="0011e94b"/>
    </style:style>
    <style:style style:name="T34" style:family="text">
      <style:text-properties officeooo:rsid="0011e9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urple:Words I could not spell correctly</text:p>
      <text:p text:style-name="P9">Red: phonetic symbols</text:p>
      <text:p text:style-name="P1"/>
      <text:p text:style-name="P1"><text:span text:style-name="T23">Pronunciation</text:span> tips from bbclearningenglish.com</text:p>
      <text:p text:style-name="P1"/>
      <text:p text:style-name="P22"/>
      <text:h text:style-name="Heading_20_2" text:outline-level="2"><text:a xlink:type="simple" xlink:href="file:///home/fengweilei/A%20front%20vowel%20is%20a%20particular%20type%20of%20sound%20used%20in%20the%20speech%20or%20human%20annunciation%20of%20certain%20vowels.%20It%20gets%20its%20name%20because,%20in%20order%20to%20articulate%20these%20sounds,%20the%20tongue%20must%20be%20held%20in%20far%20front%20of%20the%20mouth.%20Sometimes%20they’re%20called%20“bright%20vowels”%20because%20they%20sounds%20clearer%20or%20brighter%20than%20those%20formed%20when%20the%20tongue%20is%20farther%20back.%20One%20of%20the%20keys%20to%20successfully%20making%20a%20front-of-the-mouth%20vowel%20sound%20is%20for%20the%20tongue%20to%20hold%20its%20front%20position%20without%20causing%20a%20narrowing%20of%20the%20vocal%20tract.%20If%20such%20a%20constriction%20occurs,%20this%20creates%20a%20consonant%20sound,%20not%20a%20vowel%20sound.%20Most%20of%20the%20time%20proper%20tongue%20position%20must%20be%20learned%20through%20practice,%20and%20can%20be%20a%20challenge%20to%20non-native%20speakers%20of%20languages%20that%20use%20them.%20There%20are%20nine%20recognized%20front%20vowel%20sounds%20in%20the%20International%20Phonetic%20Alphabet,%20although%20only%20five%20are%20used%20in%20the%20English%20language.%20These%20are%20the%20long%20“e”%20and%20“a,”%20and%20the%20short%20“i,”%20“e,”%20and%20“a.”" text:style-name="Internet_20_link" text:visited-style-name="Visited_20_Internet_20_Link">short front vowel</text:a></text:h>
      <text:p text:style-name="P1"/>
      <text:h text:style-name="P41" text:outline-level="3">/ɪ/</text:h>
      <text:p text:style-name="P2">this is a short front sound.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29">kit</text:p>
          </table:table-cell>
          <table:table-cell table:style-name="表格1.B1" office:value-type="string">
            <text:p text:style-name="P6"><text:span text:style-name="T10">/kɪt/</text:span></text:p>
          </table:table-cell>
        </table:table-row>
        <table:table-row>
          <table:table-cell table:style-name="表格1.A2" office:value-type="string">
            <text:p text:style-name="P29">bid</text:p>
          </table:table-cell>
          <table:table-cell table:style-name="表格1.B2" office:value-type="string">
            <text:p text:style-name="P6"><text:span text:style-name="T10">/bɪd/</text:span></text:p>
          </table:table-cell>
        </table:table-row>
        <table:table-row>
          <table:table-cell table:style-name="表格1.A2" office:value-type="string">
            <text:p text:style-name="P29">hymn</text:p>
          </table:table-cell>
          <table:table-cell table:style-name="表格1.B2" office:value-type="string">
            <text:p text:style-name="P6"><text:span text:style-name="T10">/hɪm/</text:span></text:p>
          </table:table-cell>
        </table:table-row>
        <table:table-row>
          <table:table-cell table:style-name="表格1.A2" office:value-type="string">
            <text:p text:style-name="P29">minute</text:p>
          </table:table-cell>
          <table:table-cell table:style-name="表格1.B2" office:value-type="string">
            <text:p text:style-name="P6"><text:span text:style-name="T10">/</text:span><text:span text:style-name="T11">'</text:span><text:span text:style-name="T15">mɪnɪt</text:span><text:span text:style-name="T10">/</text:span></text:p>
          </table:table-cell>
        </table:table-row>
      </table:table>
      <text:p text:style-name="P2"/>
      <text:p text:style-name="P2"/>
      <text:p text:style-name="P5">similar sounds</text:p>
      <text:p text:style-name="P5"><text:s/>short vowel<text:span text:style-name="T10"> /ɪ/ </text:span>and long vowel <text:span text:style-name="T10">/iː/</text:span></text:p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29">hit <text:span text:style-name="T16">/</text:span><text:span text:style-name="T10">h</text:span><text:span text:style-name="T16">ɪt/</text:span></text:p>
          </table:table-cell>
          <table:table-cell table:style-name="表格2.B1" office:value-type="string">
            <text:p text:style-name="P29">heat <text:span text:style-name="T16">/</text:span><text:span text:style-name="T10">h</text:span><text:span text:style-name="T16">iː</text:span><text:span text:style-name="T10">t</text:span><text:span text:style-name="T16">/</text:span></text:p>
          </table:table-cell>
        </table:table-row>
        <table:table-row>
          <table:table-cell table:style-name="表格2.A2" office:value-type="string">
            <text:p text:style-name="P29">lip <text:span text:style-name="T16">/</text:span><text:span text:style-name="T10">l</text:span><text:span text:style-name="T16">ɪ</text:span><text:span text:style-name="T10">p</text:span><text:span text:style-name="T16">/</text:span></text:p>
          </table:table-cell>
          <table:table-cell table:style-name="表格2.B2" office:value-type="string">
            <text:p text:style-name="P29">leap <text:span text:style-name="T16">/</text:span><text:span text:style-name="T10">l</text:span><text:span text:style-name="T16">iː</text:span><text:span text:style-name="T10">p</text:span><text:span text:style-name="T16">/</text:span></text:p>
          </table:table-cell>
        </table:table-row>
        <table:table-row>
          <table:table-cell table:style-name="表格2.A2" office:value-type="string">
            <text:p text:style-name="P29">sick <text:span text:style-name="T16">/</text:span><text:span text:style-name="T10">s</text:span><text:span text:style-name="T16">ɪ</text:span><text:span text:style-name="T10">k</text:span><text:span text:style-name="T16">/</text:span></text:p>
          </table:table-cell>
          <table:table-cell table:style-name="表格2.B2" office:value-type="string">
            <text:p text:style-name="P29">seek <text:span text:style-name="T16">/</text:span><text:span text:style-name="T10">s</text:span><text:span text:style-name="T16">iː</text:span><text:span text:style-name="T10">k</text:span><text:span text:style-name="T16">/</text:span></text:p>
          </table:table-cell>
        </table:table-row>
        <table:table-row>
          <table:table-cell table:style-name="表格2.A2" office:value-type="string">
            <text:p text:style-name="P29">will <text:span text:style-name="T16">/</text:span><text:span text:style-name="T10">w</text:span><text:span text:style-name="T16">ɪ</text:span><text:span text:style-name="T10">l</text:span><text:span text:style-name="T16">/</text:span></text:p>
          </table:table-cell>
          <table:table-cell table:style-name="表格2.B2" office:value-type="string">
            <text:p text:style-name="P29">whell <text:span text:style-name="T16">/</text:span><text:span text:style-name="T10">w</text:span><text:span text:style-name="T16">iː</text:span><text:span text:style-name="T10">l</text:span><text:span text:style-name="T16">/</text:span></text:p>
          </table:table-cell>
        </table:table-row>
      </table:table>
      <text:p text:style-name="P2"/>
      <text:p text:style-name="P5"/>
      <text:h text:style-name="P41" text:outline-level="3">/ʊ/</text:h>
      <text:p text:style-name="P23">this is a short front sound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0">foot</text:p>
          </table:table-cell>
          <table:table-cell table:style-name="表格3.B1" office:value-type="string">
            <text:p text:style-name="P7"><text:span text:style-name="T10">/</text:span><text:span text:style-name="T17">f</text:span><text:span text:style-name="T10">ʊ</text:span><text:span text:style-name="T17">t</text:span><text:span text:style-name="T10">/</text:span></text:p>
          </table:table-cell>
        </table:table-row>
        <table:table-row>
          <table:table-cell table:style-name="表格3.A2" office:value-type="string">
            <text:p text:style-name="P30">put</text:p>
          </table:table-cell>
          <table:table-cell table:style-name="表格3.B2" office:value-type="string">
            <text:p text:style-name="P7"><text:span text:style-name="T10">/</text:span><text:span text:style-name="T17">p</text:span><text:span text:style-name="T10">ʊ</text:span><text:span text:style-name="T17">t</text:span><text:span text:style-name="T10">/</text:span></text:p>
          </table:table-cell>
        </table:table-row>
        <table:table-row>
          <table:table-cell table:style-name="表格3.A2" office:value-type="string">
            <text:p text:style-name="P30">good</text:p>
          </table:table-cell>
          <table:table-cell table:style-name="表格3.B2" office:value-type="string">
            <text:p text:style-name="P7"><text:span text:style-name="T10">/</text:span><text:span text:style-name="T17">g</text:span><text:span text:style-name="T10">ʊ</text:span><text:span text:style-name="T17">d</text:span><text:span text:style-name="T10">/</text:span></text:p>
          </table:table-cell>
        </table:table-row>
      </table:table>
      <text:p text:style-name="P20"/>
      <text:h text:style-name="P41" text:outline-level="3">/ə/</text:h>
      <text:p text:style-name="P11">this is a short front sound, to make this sound, you just relax your mouth.</text:p>
      <text:p text:style-name="P13">The most import sound in English. <text:span text:style-name="T22">Called </text:span><text:span text:style-name="T24">schwa </text:span><text:span text:style-name="T19">/ʃwa:/</text:span><text:span text:style-name="T28">. Actually the most frequent sound in English. </text:span></text:p>
      <text:p text:style-name="P10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1">a</text:p>
          </table:table-cell>
          <table:table-cell table:style-name="表格4.B1" office:value-type="string">
            <text:p text:style-name="P25">/ə/</text:p>
          </table:table-cell>
        </table:table-row>
        <table:table-row>
          <table:table-cell table:style-name="表格4.A2" office:value-type="string">
            <text:p text:style-name="P37">the</text:p>
          </table:table-cell>
          <table:table-cell table:style-name="表格4.B2" office:value-type="string">
            <text:p text:style-name="P25">/ðə/</text:p>
          </table:table-cell>
        </table:table-row>
        <table:table-row>
          <table:table-cell table:style-name="表格4.A2" office:value-type="string">
            <text:p text:style-name="P31">of</text:p>
          </table:table-cell>
          <table:table-cell table:style-name="表格4.B2" office:value-type="string">
            <text:p text:style-name="P25">/ə<text:span text:style-name="T20">v</text:span>/</text:p>
          </table:table-cell>
        </table:table-row>
        <table:table-row>
          <table:table-cell table:style-name="表格4.A2" office:value-type="string">
            <text:p text:style-name="P31">that</text:p>
          </table:table-cell>
          <table:table-cell table:style-name="表格4.B2" office:value-type="string">
            <text:p text:style-name="P25">/ðə<text:span text:style-name="T20">t</text:span>/</text:p>
          </table:table-cell>
        </table:table-row>
      </table:table>
      <text:p text:style-name="P2"/>
      <text:p text:style-name="P12"><text:soft-page-break/>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32"><text:span text:style-name="T21">about</text:span></text:p>
          </table:table-cell>
          <table:table-cell table:style-name="表格5.B1" office:value-type="string">
            <text:p text:style-name="P24">/ə<text:span text:style-name="T3">'</text:span><text:span text:style-name="T6">ba</text:span><text:span text:style-name="T7">ʊ</text:span><text:span text:style-name="T6">t</text:span>/</text:p>
          </table:table-cell>
        </table:table-row>
        <table:table-row>
          <table:table-cell table:style-name="表格5.A2" office:value-type="string">
            <text:p text:style-name="P38">common</text:p>
          </table:table-cell>
          <table:table-cell table:style-name="表格5.B2" office:value-type="string">
            <text:p text:style-name="P24">/<text:span text:style-name="T3">'kɒm</text:span>ə<text:span text:style-name="T21">n</text:span>/</text:p>
          </table:table-cell>
        </table:table-row>
        <table:table-row>
          <table:table-cell table:style-name="表格5.A2" office:value-type="string">
            <text:p text:style-name="P34">standard</text:p>
          </table:table-cell>
          <table:table-cell table:style-name="表格5.B2" office:value-type="string">
            <text:p text:style-name="P24">/<text:span text:style-name="T3">'stænd</text:span>ə<text:span text:style-name="T21">d</text:span>/</text:p>
          </table:table-cell>
        </table:table-row>
        <table:table-row>
          <table:table-cell table:style-name="表格5.A2" office:value-type="string">
            <text:p text:style-name="P32"><text:span text:style-name="T21">butter</text:span></text:p>
          </table:table-cell>
          <table:table-cell table:style-name="表格5.B2" office:value-type="string">
            <text:p text:style-name="P24">/<text:span text:style-name="T3">'bʌt</text:span><text:span text:style-name="T2">ə</text:span>/</text:p>
          </table:table-cell>
        </table:table-row>
      </table:table>
      <text:p text:style-name="P3"/>
      <text:p text:style-name="P4"/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33"><text:span text:style-name="T21">accuse</text:span></text:p>
          </table:table-cell>
          <table:table-cell table:style-name="表格6.B1" office:value-type="string">
            <text:p text:style-name="P26">/ə<text:span text:style-name="T3">'</text:span><text:span text:style-name="T8">kju:z</text:span>/</text:p>
          </table:table-cell>
        </table:table-row>
        <table:table-row>
          <table:table-cell table:style-name="表格6.A2" office:value-type="string">
            <text:p text:style-name="P39">banana</text:p>
          </table:table-cell>
          <table:table-cell table:style-name="表格6.B2" office:value-type="string">
            <text:p text:style-name="P26">/<text:span text:style-name="T22">b</text:span>ə<text:span text:style-name="T3">'</text:span><text:span text:style-name="T4">na:n</text:span><text:span text:style-name="T2">ə</text:span>/</text:p>
          </table:table-cell>
        </table:table-row>
        <table:table-row>
          <table:table-cell table:style-name="表格6.A2" office:value-type="string">
            <text:p text:style-name="P35">father</text:p>
          </table:table-cell>
          <table:table-cell table:style-name="表格6.B2" office:value-type="string">
            <text:p text:style-name="P26">/<text:span text:style-name="T3">'</text:span><text:span text:style-name="T4">fa:</text:span><text:span text:style-name="T2">ðə</text:span>/</text:p>
          </table:table-cell>
        </table:table-row>
        <table:table-row>
          <table:table-cell table:style-name="表格6.A2" office:value-type="string">
            <text:p text:style-name="P35">camera</text:p>
          </table:table-cell>
          <table:table-cell table:style-name="表格6.B2" office:value-type="string">
            <text:p text:style-name="P26">/<text:span text:style-name="T3">'</text:span><text:span text:style-name="T4">k</text:span><text:span text:style-name="T3">æ</text:span><text:span text:style-name="T4">mr</text:span><text:span text:style-name="T2">ə</text:span>/</text:p>
          </table:table-cell>
        </table:table-row>
      </table:table>
      <text:p text:style-name="P4"/>
      <text:p text:style-name="P4"/>
      <text:p text:style-name="P14">As well as a part of many words, schwa can be the <text:span text:style-name="T26">p</text:span><text:span text:style-name="T25">ronunciation</text:span> for a whole word itself.</text:p>
      <text:p text:style-name="P4"/>
      <text:p text:style-name="P15">A cup of tea <text:span text:style-name="T10">/</text:span><text:span text:style-name="T13">ə </text:span><text:span text:style-name="T12">'</text:span><text:span text:style-name="T14">kʌ</text:span><text:span text:style-name="T11">p</text:span><text:span text:style-name="T13">ə </text:span><text:span text:style-name="T11">ti:</text:span><text:span text:style-name="T10">/<text:tab/></text:span><text:span text:style-name="T29"> </text:span><text:span text:style-name="T30">a and of become schwa </text:span><text:span text:style-name="T32">ə</text:span></text:p>
      <text:p text:style-name="P17"><text:span text:style-name="T32">a </text:span><text:span text:style-name="T31">piece of cake </text:span><text:span text:style-name="T11">/</text:span><text:span text:style-name="T13">ə </text:span><text:span text:style-name="T12">'</text:span><text:span text:style-name="T11">pi:s</text:span><text:span text:style-name="T13">ə </text:span><text:span text:style-name="T11">keɪk/</text:span></text:p>
      <text:p text:style-name="P15"><text:span text:style-name="T32"/></text:p>
      <text:h text:style-name="P41" text:outline-level="3">/e/</text:h>
      <text:p text:style-name="P17"><text:span text:style-name="T32">T</text:span><text:span text:style-name="T31">his is a short front sound.</text:span></text:p>
      <text:p text:style-name="P16"><text:span text:style-name="T32"/></text:p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36">dress</text:p>
          </table:table-cell>
          <table:table-cell table:style-name="表格7.B1" office:value-type="string">
            <text:p text:style-name="P27">/<text:span text:style-name="T9">dres</text:span>/</text:p>
          </table:table-cell>
        </table:table-row>
        <table:table-row>
          <table:table-cell table:style-name="表格7.A2" office:value-type="string">
            <text:p text:style-name="P40">head</text:p>
          </table:table-cell>
          <table:table-cell table:style-name="表格7.B2" office:value-type="string">
            <text:p text:style-name="P27">/<text:span text:style-name="T34">hed</text:span>/</text:p>
          </table:table-cell>
        </table:table-row>
        <table:table-row>
          <table:table-cell table:style-name="表格7.A2" office:value-type="string">
            <text:p text:style-name="P36">bed</text:p>
          </table:table-cell>
          <table:table-cell table:style-name="表格7.B2" office:value-type="string">
            <text:p text:style-name="P27">/<text:span text:style-name="T5">bed</text:span>/</text:p>
          </table:table-cell>
        </table:table-row>
        <table:table-row>
          <table:table-cell table:style-name="表格7.A2" office:value-type="string">
            <text:p text:style-name="P36">many</text:p>
          </table:table-cell>
          <table:table-cell table:style-name="表格7.B2" office:value-type="string">
            <text:p text:style-name="P27">/<text:span text:style-name="T3">'</text:span><text:span text:style-name="T5">men</text:span>/</text:p>
          </table:table-cell>
        </table:table-row>
      </table:table>
      <text:p text:style-name="P16"><text:span text:style-name="T32"/></text:p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36">/e/</text:p>
          </table:table-cell>
          <table:table-cell table:style-name="表格8.B1" office:value-type="string">
            <text:p text:style-name="P27">/ɪ/</text:p>
          </table:table-cell>
        </table:table-row>
        <table:table-row>
          <table:table-cell table:style-name="表格8.A2" office:value-type="string">
            <text:p text:style-name="P40">bed <text:span text:style-name="T10">/bed/</text:span></text:p>
          </table:table-cell>
          <table:table-cell table:style-name="表格8.B2" office:value-type="string">
            <text:p text:style-name="P28"><text:span text:style-name="T27">bid</text:span> /b<text:span text:style-name="T1">ɪ</text:span>d/</text:p>
          </table:table-cell>
        </table:table-row>
        <table:table-row>
          <table:table-cell table:style-name="表格8.A2" office:value-type="string">
            <text:p text:style-name="P36">medel <text:span text:style-name="T18">/</text:span><text:span text:style-name="T12">'</text:span><text:span text:style-name="T11">med</text:span><text:span text:style-name="T13">ə</text:span><text:span text:style-name="T11">l</text:span>/</text:p>
          </table:table-cell>
          <table:table-cell table:style-name="表格8.B2" office:value-type="string">
            <text:p text:style-name="P27"><text:span text:style-name="T33">middle</text:span><text:span text:style-name="T34"> </text:span>/<text:span text:style-name="T3">'</text:span><text:span text:style-name="T5">m</text:span><text:span text:style-name="T2">ɪ</text:span><text:span text:style-name="T5">d</text:span><text:span text:style-name="T2">ə</text:span><text:span text:style-name="T5">l</text:span>/</text:p>
          </table:table-cell>
        </table:table-row>
        <table:table-row>
          <table:table-cell table:style-name="表格8.A2" office:value-type="string">
            <text:p text:style-name="P36">dead <text:span text:style-name="T10">/ded</text:span>/</text:p>
          </table:table-cell>
          <table:table-cell table:style-name="表格8.B2" office:value-type="string">
            <text:p text:style-name="P28"><text:span text:style-name="T27">did </text:span>/d<text:span text:style-name="T1">ɪ</text:span>d/</text:p>
          </table:table-cell>
        </table:table-row>
        <table:table-row>
          <table:table-cell table:style-name="表格8.A2" office:value-type="string">
            <text:p text:style-name="P36">fell <text:span text:style-name="T10">/fel/</text:span></text:p>
          </table:table-cell>
          <table:table-cell table:style-name="表格8.B2" office:value-type="string">
            <text:p text:style-name="P28"><text:span text:style-name="T27">fili </text:span>/f<text:span text:style-name="T1">ɪ</text:span>l/</text:p>
          </table:table-cell>
        </table:table-row>
        <table:table-row>
          <table:table-cell table:style-name="表格8.A2" office:value-type="string">
            <text:p text:style-name="P36">pen <text:span text:style-name="T10">/pen/</text:span></text:p>
          </table:table-cell>
          <table:table-cell table:style-name="表格8.B2" office:value-type="string">
            <text:p text:style-name="P28"><text:span text:style-name="T27">pin</text:span> /p<text:span text:style-name="T1">ɪ</text:span>n/</text:p>
          </table:table-cell>
        </table:table-row>
      </table:table>
      <text:p text:style-name="P16"><text:span text:style-name="T32"/></text:p>
      <text:p text:style-name="Standard"><text:span text:style-name="T1">///</text:span></text:p>
      <text:p text:style-name="P18">元音（20个）</text:p>
      <text:p text:style-name="P21">单元音（12个）</text:p>
      <text:p text:style-name="P21">前元音</text:p>
      <text:p text:style-name="P21">/iː//ɪ//e//æ/</text:p>
      <text:p text:style-name="P21">中元音</text:p>
      <text:p text:style-name="P21">/ɜː//ə//ʌ/</text:p>
      <text:p text:style-name="P21"><text:soft-page-break/>后元音</text:p>
      <text:p text:style-name="P21">/uː//ʊ//ɔː//ɒ//ɑː/</text:p>
      <text:p text:style-name="P21">双元音（8个）</text:p>
      <text:p text:style-name="P21">开合双元音</text:p>
      <text:p text:style-name="P21">/eɪ//aɪ//ɔɪ//əʊ//aʊ/</text:p>
      <text:p text:style-name="P21">集中双元音</text:p>
      <text:p text:style-name="P21">/ɪə//eə//ʊə/</text:p>
      <text:p text:style-name="P21">辅音（28个）</text:p>
      <text:p text:style-name="P21">爆破音（6个）</text:p>
      <text:p text:style-name="P21">清辅音</text:p>
      <text:p text:style-name="P21">/p//t//k/</text:p>
      <text:p text:style-name="P21">浊辅音</text:p>
      <text:p text:style-name="P21">/b//d//ɡ/</text:p>
      <text:p text:style-name="P21">摩擦音（10个）</text:p>
      <text:p text:style-name="P21">清辅音</text:p>
      <text:p text:style-name="P21">/f//s//ʃ//θ//h/</text:p>
      <text:p text:style-name="P21">浊辅音</text:p>
      <text:p text:style-name="P21">/v//z//ʒ//ð//r/</text:p>
      <text:p text:style-name="P21">破擦音（6个）</text:p>
      <text:p text:style-name="P21">清辅音</text:p>
      <text:p text:style-name="P21">/tʃ//tr//ts/</text:p>
      <text:p text:style-name="P21">浊辅音</text:p>
      <text:p text:style-name="P21">/dʒ//dr//dz/</text:p>
      <text:p text:style-name="P21">半元音（2个）</text:p>
      <text:p text:style-name="P21">/j//w/</text:p>
      <text:p text:style-name="P21">鼻音（3个）</text:p>
      <text:p text:style-name="P21">/m//n//ŋ/</text:p>
      <text:p text:style-name="P21">舌侧音（1个）</text:p>
      <text:p text:style-name="P19">/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Regular" svg:font-family="'Noto Sans CJK KR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08:32:45.186864802</meta:creation-date>
    <dc:date>2018-03-24T23:05:46.365796226</dc:date>
    <meta:editing-duration>PT14H2M14S</meta:editing-duration>
    <meta:editing-cycles>10</meta:editing-cycles>
    <meta:generator>LibreOffice/5.1.6.2$Linux_x86 LibreOffice_project/10m0$Build-2</meta:generator>
    <meta:document-statistic meta:table-count="8" meta:image-count="0" meta:object-count="0" meta:page-count="3" meta:paragraph-count="120" meta:word-count="319" meta:character-count="1327" meta:non-whitespace-character-count="1208"/>
  </office:meta>
</office:document-meta>
</file>